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adSpace" fo:font-size="20pt" officeooo:rsid="00079d65" officeooo:paragraph-rsid="00079d65" style:font-size-asian="20pt" style:font-size-complex="20pt"/>
    </style:style>
    <style:style style:name="P2" style:family="paragraph" style:parent-style-name="Standard">
      <style:text-properties style:font-name="DeadSpace" fo:font-size="20pt" officeooo:rsid="00079d65" officeooo:paragraph-rsid="0008bbff" style:font-size-asian="20pt" style:font-size-complex="20pt"/>
    </style:style>
    <style:style style:name="P3" style:family="paragraph" style:parent-style-name="Standard">
      <style:text-properties style:font-name="DeadSpace" fo:font-size="20pt" officeooo:rsid="00079d65" officeooo:paragraph-rsid="000c1d07" style:font-size-asian="20pt" style:font-size-complex="20pt"/>
    </style:style>
    <style:style style:name="P4" style:family="paragraph" style:parent-style-name="Standard">
      <style:text-properties style:font-name="DejaVu Sans Condensed" fo:font-size="20pt" officeooo:rsid="00079d65" officeooo:paragraph-rsid="00079d65" style:font-size-asian="20pt" style:font-size-complex="20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8472b"/>
    </style:style>
    <style:style style:name="T3" style:family="text">
      <style:text-properties style:font-name="DejaVu Sans Condensed" officeooo:rsid="000a9fa0"/>
    </style:style>
    <style:style style:name="T4" style:family="text">
      <style:text-properties style:font-name="DejaVu Sans Condensed" officeooo:rsid="000bcb8b"/>
    </style:style>
    <style:style style:name="T5" style:family="text">
      <style:text-properties style:font-name="DejaVu Sans Condensed" officeooo:rsid="000c1d07"/>
    </style:style>
    <style:style style:name="T6" style:family="text">
      <style:text-properties style:font-name="DejaVu Sans Condensed" officeooo:rsid="000c5d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-Z:</text:p>
      <text:p text:style-name="P1">A<text:span text:style-name="T1"><text:tab/></text:span></text:p>
      <text:p text:style-name="P1">b<text:span text:style-name="T1"><text:tab/></text:span></text:p>
      <text:p text:style-name="P3">c<text:span text:style-name="T1"><text:tab/></text:span></text:p>
      <text:p text:style-name="P1">d<text:span text:style-name="T1"><text:tab/></text:span></text:p>
      <text:p text:style-name="P3">e<text:span text:style-name="T1"><text:tab/></text:span><text:span text:style-name="T3">KEEP</text:span><text:span text:style-name="T5">2</text:span></text:p>
      <text:p text:style-name="P1">f<text:span text:style-name="T1"><text:tab/></text:span></text:p>
      <text:p text:style-name="P2">g<text:span text:style-name="T1"><text:tab/></text:span></text:p>
      <text:p text:style-name="P2">h<text:span text:style-name="T1"><text:tab/></text:span></text:p>
      <text:p text:style-name="P1">I<text:span text:style-name="T1"><text:tab/></text:span><text:span text:style-name="T4">moon</text:span></text:p>
      <text:p text:style-name="P1">j<text:span text:style-name="T1"><text:tab/></text:span></text:p>
      <text:p text:style-name="P1">k<text:span text:style-name="T1"><text:tab/></text:span><text:span text:style-name="T4">star</text:span></text:p>
      <text:p text:style-name="P1">l<text:span text:style-name="T1"><text:tab/></text:span><text:span text:style-name="T6">water</text:span></text:p>
      <text:p text:style-name="P1">m<text:span text:style-name="T1"><text:tab/></text:span><text:span text:style-name="T3">sun</text:span></text:p>
      <text:p text:style-name="P1">n<text:span text:style-name="T1"><text:tab/></text:span></text:p>
      <text:p text:style-name="P1">o<text:span text:style-name="T1"><text:tab/></text:span></text:p>
      <text:p text:style-name="P3">p<text:span text:style-name="T1"><text:tab/></text:span><text:span text:style-name="T3">DESTROY</text:span><text:span text:style-name="T5">2</text:span></text:p>
      <text:p text:style-name="P1">q<text:span text:style-name="T1"><text:tab/></text:span></text:p>
      <text:p text:style-name="P1">r<text:span text:style-name="T1"><text:tab/></text:span></text:p>
      <text:p text:style-name="P1">s<text:span text:style-name="T1"><text:tab/></text:span></text:p>
      <text:p text:style-name="P1">t<text:span text:style-name="T1"><text:tab/></text:span></text:p>
      <text:p text:style-name="P1">u<text:span text:style-name="T1"><text:tab/></text:span></text:p>
      <text:p text:style-name="P1">v<text:span text:style-name="T1"><text:tab/></text:span><text:span text:style-name="T3">COMBINE</text:span></text:p>
      <text:p text:style-name="P1">w<text:span text:style-name="T1"><text:tab/></text:span></text:p>
      <text:p text:style-name="P1">x<text:span text:style-name="T1"><text:tab/></text:span></text:p>
      <text:p text:style-name="P1">y<text:span text:style-name="T1"><text:tab/></text:span></text:p>
      <text:p text:style-name="P1">z<text:span text:style-name="T1"><text:tab/></text:span></text:p>
      <text:p text:style-name="P1"/>
      <text:p text:style-name="P1"/>
      <text:p text:style-name="P1"/>
      <text:p text:style-name="P1"><text:soft-page-break/><text:span text:style-name="T1">0-9:</text:span></text:p>
      <text:p text:style-name="P1">0<text:span text:style-name="T1"><text:tab/></text:span></text:p>
      <text:p text:style-name="P1">1<text:span text:style-name="T1"><text:tab/></text:span></text:p>
      <text:p text:style-name="P1">2<text:span text:style-name="T1"><text:tab/></text:span></text:p>
      <text:p text:style-name="P1">3<text:span text:style-name="T1"><text:tab/></text:span></text:p>
      <text:p text:style-name="P1">4<text:span text:style-name="T1"><text:tab/></text:span></text:p>
      <text:p text:style-name="P1">5<text:span text:style-name="T1"><text:tab/></text:span></text:p>
      <text:p text:style-name="P1">6<text:span text:style-name="T1"><text:tab/></text:span></text:p>
      <text:p text:style-name="P1">7<text:span text:style-name="T1"><text:tab/></text:span></text:p>
      <text:p text:style-name="P1">8<text:span text:style-name="T1"><text:tab/></text:span></text:p>
      <text:p text:style-name="P1">9<text:span text:style-name="T1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8:51:32.997413707</meta:creation-date>
    <dc:date>2015-10-24T19:01:12.227639274</dc:date>
    <meta:editing-duration>PT9M37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2" meta:paragraph-count="38" meta:word-count="45" meta:character-count="116" meta:non-whitespace-character-count="80"/>
  </office:meta>
</office:document-meta>
</file>